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 text:name="best-content-575525793"/>通过过<text:a xlink:type="simple" xlink:href="https://www.baidu.com/s?wd=apt-get&amp;tn=44039180_cpr&amp;fenlei=mv6quAkxTZn0IZRqIHckPjm4nH00T1dWnWNBPHn1nyD1nv7BnhFh0ZwV5Hcvrjm3rH6sPfKWUMw85HfYnjn4nH6sgvPsT6KdThsqpZwYTjCEQLGCpyw9Uz4Bmy-bIi4WUvYETgN-TLwGUv3EnW0dnjTknHfs" office:target-frame-name="_blank" xlink:show="new" text:style-name="Internet_20_link" text:visited-style-name="Visited_20_Internet_20_Link">apt-get</text:a>命令下载的软件包，放在</text:p>
      <text:p text:style-name="Preformatted_20_Text">/var/cache/apt/archives 目录下</text:p>
      <text:p text:style-name="Preformatted_20_Text"/>
      <text:p text:style-name="Preformatted_20_Text">下载文件位置可以在</text:p>
      <text:p text:style-name="Preformatted_20_Text">/etc/apt/source.list文件中指定</text:p>
      <text:p text:style-name="Preformatted_20_Text"/>
      <text:p text:style-name="P3"> 通过<text:a xlink:type="simple" xlink:href="https://www.baidu.com/s?wd=apt-get&amp;tn=44039180_cpr&amp;fenlei=mv6quAkxTZn0IZRqIHckPjm4nH00T1dWnWNBPHn1nyD1nv7BnhFh0ZwV5Hcvrjm3rH6sPfKWUMw85HfYnjn4nH6sgvPsT6KdThsqpZwYTjCEQLGCpyw9Uz4Bmy-bIi4WUvYETgN-TLwGUv3EnW0dnjTknHfs" office:target-frame-name="_blank" xlink:show="new" text:style-name="Internet_20_link" text:visited-style-name="Visited_20_Internet_20_Link">apt-get</text:a> autoclean 命令就可以删除存放在该地的软件包</text:p>
      <text:p text:style-name="Text_20_body"/>
      <text:p text:style-name="Text_20_body"><text:span text:style-name="Strong_20_Emphasis"/></text:p>
      <text:p text:style-name="Text_20_body"><text:span text:style-name="Strong_20_Emphasis">常用</text:span></text:p>
      <text:p text:style-name="Text_20_body"><text:span text:style-name="Strong_20_Emphasis">sudo apt-get remove  软件名称 </text:span></text:p>
      <text:p text:style-name="Text_20_body"><text:span text:style-name="Strong_20_Emphasis">sudo apt-get autoremove  软件名称 </text:span></text:p>
      <text:list xml:id="list1080780966" text:style-name="L1">
        <text:list-item>
          <text:p text:style-name="P2"><text:span text:style-name="Strong_20_Emphasis">浏览已安装的程序。要查看已安装的软件包列表，请输入以下命令。请注意你希望卸载的软件包的名称。<text:line-break/><text:line-break/></text:span><text:span text:style-name="Strong_20_Emphasis"><text:span text:style-name="Teletype">dpkg --list</text:span></text:span></text:p>
        </text:list-item>
        <text:list-item>
          <text:p text:style-name="P2"/>
          <text:p text:style-name="P2"><text:span text:style-name="Strong_20_Emphasis">卸载程序和所有配置文件。在终端中输入以下命令，把&lt;programname&gt;替换成你希望完全移除的程序：<text:line-break/><text:line-break/></text:span><text:span text:style-name="Strong_20_Emphasis"><text:span text:style-name="Teletype">sudo apt-get --purge remove &lt;programname&gt;</text:span></text:span></text:p>
        </text:list-item>
        <text:list-item>
          <text:p text:style-name="P2"/>
          <text:p text:style-name="P1"><text:span text:style-name="Strong_20_Emphasis">只卸载程序。如果你移除程序但保留配置文件，请输入以下命令：<text:line-break/><text:line-break/></text:span><text:span text:style-name="Strong_20_Emphasis"><text:span text:style-name="Teletype">sudo apt-get remove &lt;programname&gt;</text:span></text:span></text:p>
        </text:list-item>
      </text:list>
      <text:p text:style-name="Text_20_body"/>
      <text:p text:style-name="Text_20_body"><text:span text:style-name="Strong_20_Emphasis">另外一种方法：</text:span></text:p>
      <text:p text:style-name="Text_20_body"><text:span text:style-name="Strong_20_Emphasis">1、删除软件</text:span></text:p>
      <text:p text:style-name="Text_20_body">方法一、如果你知道要删除软件的具体名称，可以使用                </text:p>
      <text:p text:style-name="Text_20_body">sudo apt-get remove --purge 软件名称  <text:line-break/>sudo apt-get autoremove --purge 软件名称  </text:p>
      <text:p text:style-name="Text_20_body">方法二、如果不知道要删除软件的具体名称，可以使用</text:p>
      <text:p text:style-name="Text_20_body">dpkg --get-selections | grep ‘软件相关名称’</text:p>
      <text:p text:style-name="Text_20_body">sudo apt-get purge 一个带core的package，如果没有带core的package，则是情况而定。</text:p>
      <text:p text:style-name="Text_20_body"><text:span text:style-name="Strong_20_Emphasis">2、清理残留数据</text:span></text:p>
      <text:p text:style-name="Text_20_body">dpkg -l |grep ^rc|awk '{print $2}' |sudo xargs dpkg -P  </text:p>
      <text:p text:style-name="Text_20_body">一说是这个：dpkg -l | grep '^rc' | awk '{print $2}' | sudo xargs dpkg --purge 2&gt;/dev/null</text:p>
      <text:p text:style-name="Text_20_body">一说sudo apt-get purge 软件名, 这个,专门处理配置文件的.</text:p>
      <text:p text:style-name="Text_20_body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8:07:52.562443412</meta:creation-date>
    <dc:date>2018-05-29T18:08:13.869072179</dc:date>
    <meta:editing-duration>PT21S</meta:editing-duration>
    <meta:editing-cycles>1</meta:editing-cycles>
    <meta:document-statistic meta:table-count="0" meta:image-count="0" meta:object-count="0" meta:page-count="2" meta:paragraph-count="24" meta:word-count="380" meta:character-count="833" meta:non-whitespace-character-count="740"/>
    <meta:generator>LibreOffice/6.0.3.2$Linux_X86_64 LibreOffice_project/00m0$Build-2</meta:generator>
  </office:meta>
</office:document-meta>
</file>